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margin-top="0cm" fo:margin-bottom="0cm" loext:contextual-spacing="false" fo:line-height="100%" fo:text-align="start" style:justify-single-word="false"/>
      <style:text-properties fo:color="#333333" fo:font-size="10.5pt" fo:background-color="#f5f2f0" style:font-name-asian="Times New Roman" style:font-size-asian="10.5pt" style:language-asian="es" style:country-asian="CL" style:font-name-complex="Courier New1" style:font-size-complex="10.5pt"/>
    </style:style>
    <style:style style:name="T1" style:family="text">
      <style:text-properties style:font-name="Wingdings" style:font-name-asian="Wingdings1" style:font-name-complex="Wingdings1"/>
    </style:style>
    <style:style style:name="T2" style:family="text">
      <style:text-properties fo:language="es" fo:country="ES"/>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oft-page-break/>Column</text:h>
      <text:h text:style-name="Heading_20_1" text:outline-level="1">Android Estudio V3.0.17/Flutter</text:h>
      <text:p text:style-name="Standard"/>
      <text:p text:style-name="Standard">Objetivo:Despliegue de hijos en un arreglo vertical</text:p>
      <text:p text:style-name="Standard"/>
      <text:p text:style-name="Standard">F.Creación: 6-5-2018</text:p>
      <text:p text:style-name="Standard"/>
      <text:p text:style-name="P2">Programa:</text:p>
      <text:p text:style-name="P2">Fuente:<text:tab/><text:a xlink:type="simple" xlink:href="https://docs.flutter.io/flutter/widgets/Column-class.html" text:style-name="ListLabel_20_1" text:visited-style-name="ListLabel_20_1"><text:span text:style-name="Internet_20_link">Oficial</text:span></text:a></text:p>
      <text:p text:style-name="P2"/>
      <text:p text:style-name="P2"/>
      <text:p text:style-name="P3">Para hacer que un hijo se expanda y ocupe el espacio vertical disponible, envuelva al hijo en un widget Expanded.</text:p>
      <text:p text:style-name="P2">No permite scrool, usas ListView para scrool</text:p>
      <text:h text:style-name="Heading_20_2" text:outline-level="2">Problemas</text:h>
      <text:p text:style-name="Standard">Cuando las restricciones verticales entrantes no tienen límites</text:p>
      <text:p text:style-name="Standard">Los hijos deben permitir calcular un maximum height, de lo contrario es una excepción “are children with non-zero flex but the vertical constraints are unbounded.”</text:p>
      <text:p text:style-name="Standard">Cuando el contenido de una columna excede la cantidad de espacio disponible, la columna se desborda y los contenidos se recortan. En el modo de depuración, se representa una barra rayada amarilla y negra en el borde desbordado para indicar el problema, y se imprime un mensaje debajo de la columna que indica cuánto desbordamiento se detectó.</text:p>
      <text:p text:style-name="Standard"/>
      <text:h text:style-name="Heading_20_2" text:outline-level="2">Algoritmo</text:h>
      <text:p text:style-name="Standard">Hace un layout con con un nulo o cero factor de flex (para los hijos que no estan expandidos )con <text:s/>ilimitadas restricciones verticales y las restricciones horizontales entrantes.Si la crossAxisAlignment es CrossAxisAlignment.stretch, en cambio, use restricciones horizontales ajustadas que coincidan con el ancho máximo de entrada. </text:p>
      <text:p text:style-name="Standard">Divida el espacio vertical restante entre los hijo con factores de flex distintos de cero (por ejemplo, los que están expandidos) de acuerdo con su factor de flex. Por ejemplo, un hijo con un factor de flex de 2.0 recibirá el doble de la cantidad de espacio vertical que un niño con un factor de flexión de 1.0.</text:p>
      <text:p text:style-name="Standard">El ancho de la columna viene dado por el hijo más ancho</text:p>
      <text:p text:style-name="Standard">El alto de la columna es determinado por <text:s/>mainAxisSize . Si es MainAxisSize.max, entonces el alto de la columna es las máxima altura de la constraints entrantes. If the mainAxisSize property is MainAxisSize.min, then the height of the Column is the sum of heights of the children (subject to the incoming constraints).}</text:p>
      <text:p text:style-name="Standard">Determine la posición de cada hijo de acuerdo con mainAxisAlignment y crossAxisAlignment. Por ejemplo, si mainAxisAlignment es MainAxisAlignment.spaceBetween, cualquier espacio vertical que no se haya asignado a los hijos se divide de manera uniforme y se coloca entre los elementos secundarios.</text:p>
      <text:p text:style-name="P4"/>
      <text:h text:style-name="Heading_20_2" text:outline-level="2">MainAxisSize enum</text:h>
      <text:p text:style-name="Standard">(max,min)<text:bookmark text:name="_GoBack"/></text:p>
      <text:p text:style-name="Standard"><text:soft-page-break/>Cuanto espacio sera ocupado en el eje principal</text:p>
      <text:p text:style-name="Standard">Durante un diseño flexible, el espacio disponible a lo largo del eje principal se asigna a los hijos. Después de asignar espacio, puede haber algo de espacio libre restante. Este valor controla si se maximiza o se minimiza la cantidad de espacio libre, sujeto a las restricciones de diseño entr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2</text:page-number></text:span><text:span text:style-name="MT2"><text:s/>de </text:span><text:span text:style-name="MT3"><text:page-count style:num-format="1">4</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dc:creator>acer</dc:creator>
    <meta:editing-cycles>12</meta:editing-cycles>
    <meta:creation-date>2018-03-07T12:45:00</meta:creation-date>
    <dc:date>2018-05-05T21:25:00</dc:date>
    <meta:editing-duration>PT3H14M</meta:editing-duration>
    <meta:generator>LibreOffice/6.0.4.2$Windows_X86_64 LibreOffice_project/9b0d9b32d5dcda91d2f1a96dc04c645c450872bf</meta:generator>
    <meta:document-statistic meta:table-count="0" meta:image-count="0" meta:object-count="0" meta:page-count="4" meta:paragraph-count="23" meta:word-count="411" meta:character-count="2597" meta:non-whitespace-character-count="22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